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ilné" style:family="text">
      <style:text-properties style:font-weight-complex="bold"/>
    </style:style>
    <style:style style:name="P18" style:parent-style-name="podpis" style:family="paragraph">
      <style:paragraph-properties fo:margin-top="0.3333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76/2024</text:p>
            <text:p text:style-name="Normální">KVOP-45175/2024</text:p>
            <text:p text:style-name="Normální">13. 11. 2024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<text:s text:c="5"/></text:p>
            <text:p text:style-name="Normální">Vážený pan</text:p>
            <text:p text:style-name="Normální">I. Š.</text:p>
            <text:p text:style-name="Normální"/>
            <text:p text:style-name="Normální"/>
            <text:p text:style-name="Normální"/>
            <text:p text:style-name="Normální"/>
            <text:p text:style-name="Normální"><text:span text:style-name="T17">Doporučeně</text:span></text:p>
            <text:p text:style-name="Normální"/>
          </table:table-cell>
        </table:table-row>
      </table:table>
      <text:h text:style-name="Nadpis1" text:outline-level="1">Sdělení o vyřízení žádosti o informace</text:h>
      <text:h text:style-name="Nadpis1" text:outline-level="1">podle zákona č. 106/1999 Sb., o svobodném přístupu k informacím</text:h>
      <text:p text:style-name="Základnítext">Vážený pane doktore,</text:p>
      <text:p text:style-name="Základnítext">dne 4. 11. 2024 obdržela Kancelář veřejného ochránce práv Vaši žádost o informace. Žádáte o zaslání sborníků Vězeňství I a Vězeňství II.</text:p>
      <text:p text:style-name="Základnítext">Oba sborníky Vám zasílám v příloze.</text:p>
      <text:p text:style-name="Základnítext">S pozdravem</text:p>
      <text:p text:style-name="Základnítext"/>
      <text:p text:style-name="Základnítext"/>
      <text:p text:style-name="P18">JUDr. Pavel Pořízek, Ph.D.</text:p>
      <text:p text:style-name="podpis">vedoucí Kanceláře veřejného ochránce práv</text:p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říloha"/>
      <text:p text:style-name="Příloha">Příloha</text:p>
      <text:p text:style-name="Normální">Sborník Vězeňství I</text:p>
      <text:p text:style-name="Normální">Sborník Vězeňství II</text:p>
      <text:p text:style-name="Normální"/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EYGJS*</text:span></text:p>
        <text:p text:style-name="P12"><text:span text:style-name="T13">KVOPX00EYGJS</text:span>KVOPX00EYGJS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4-12-13T09:43:00Z</meta:creation-date>
    <dc:date>2024-12-13T10:44:00Z</dc:date>
    <meta:print-date>2016-06-27T07:08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1" meta:paragraph-count="1" meta:word-count="82" meta:character-count="567" meta:row-count="4" meta:non-whitespace-character-count="486"/>
  </office:meta>
</office:document-meta>
</file>